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8.35000038146973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my name is Vladislav. I’m forced to apply to you for financial support. I require to pass a course named “Machine Learning with Python”. I'm 18 years old. I'm a really poor student! My family recently moved to the city. We spent a lot of money to repair. In my family five persons, two from them is children. So, I have a little part of money from parent's salaries. Every month I spend half of my money on transport to University. Sometimes I need to spend more money on trolleybus if I stay until evening at University. Other money is insufficient to afford a course. I also take money from my relatives every month, but it isn't enough. I can't find the money for all of these courses. Even if I will eat the cheapest food or take for a walk to my University. Financial aid is really hopefull for me. All documents confirming my financial standing will be presented upon your request.</text:p>
      <text:p text:style-name="Standard"/>
      <text:p text:style-name="Standard">First time, I have been met with deep neural networks, when making a summer project with my friends. It was an application for cashier. The application issue an invoice for lunch. It was boost start and really interesting. After that join other courses of machine learning and neural networks. It gave me a lot of advance. In August the previous year, I met with graduate student. He offers to me a project of cardiology. It was really interesting to me. If I don't know something I learn it. I often read articles from "arXiv.org". It has a lot of ideas to do. But when I try to retry something from it, I had some problems. It happened because when considering an approach it rarely has a model. If you have information about approach is also very hard to do. So, I really want to continue my work, but I don't know how to use tools for it. <text:s/>I’m confident I have enough time to attend the course. I have a strong desire to pass the entire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9:38:37.316258303</meta:creation-date>
    <dc:date>2020-01-23T21:45:21.419370305</dc:date>
    <meta:editing-duration>PT4M55S</meta:editing-duration>
    <meta:editing-cycles>1</meta:editing-cycles>
    <meta:document-statistic meta:table-count="0" meta:image-count="0" meta:object-count="0" meta:page-count="1" meta:paragraph-count="2" meta:word-count="341" meta:character-count="1842" meta:non-whitespace-character-count="1502"/>
    <meta:generator>LibreOffice/6.0.7.3$Linux_X86_64 LibreOffice_project/00m0$Build-3</meta:generator>
  </office:meta>
</office:document-meta>
</file>